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500000179584FC69E.png" manifest:media-type="image/png"/>
  <manifest:file-entry manifest:full-path="Pictures/10000001000004B60000035262111A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0.019cm" svg:y="0.425cm" svg:width="7.327cm" svg:height="5.165cm" draw:z-index="0"><draw:image xlink:href="Pictures/10000001000004B60000035262111A85.png" xlink:type="simple" xlink:show="embed" xlink:actuate="onLoad" draw:mime-type="image/png"/></draw:frame><draw:frame draw:style-name="fr1" draw:name="Image2" text:anchor-type="char" svg:x="6.839cm" svg:y="0.425cm" svg:width="11.571cm" svg:height="5.02cm" draw:z-index="1"><draw:image xlink:href="Pictures/100000010000036500000179584FC69E.png" xlink:type="simple" xlink:show="embed" xlink:actuate="onLoad" draw:mime-type="image/png"/></draw:frame><draw:frame draw:style-name="fr1" draw:name="Image1 Copy 1" text:anchor-type="char" svg:x="0.019cm" svg:y="0.115cm" svg:width="7.327cm" svg:height="5.165cm" draw:z-index="2"><draw:image xlink:href="Pictures/10000001000004B60000035262111A85.png" xlink:type="simple" xlink:show="embed" xlink:actuate="onLoad" draw:mime-type="image/png"/></draw:frame><draw:frame draw:style-name="fr1" draw:name="Image2 Copy 1" text:anchor-type="char" svg:x="6.839cm" svg:y="0.115cm" svg:width="11.571cm" svg:height="5.02cm" draw:z-index="3"><draw:image xlink:href="Pictures/100000010000036500000179584FC69E.png" xlink:type="simple" xlink:show="embed" xlink:actuate="onLoad" draw:mime-type="image/png"/></draw:frame><draw:frame draw:style-name="fr1" draw:name="Image2 Copy 2 Copy 1" text:anchor-type="char" svg:x="6.775cm" svg:y="6.99cm" svg:width="11.571cm" svg:height="5.02cm" draw:z-index="4"><draw:image xlink:href="Pictures/100000010000036500000179584FC69E.png" xlink:type="simple" xlink:show="embed" xlink:actuate="onLoad" draw:mime-type="image/png"/></draw:frame><draw:frame draw:style-name="fr1" draw:name="Image1 Copy 2 Copy 1" text:anchor-type="char" svg:x="-0.365cm" svg:y="6.659cm" svg:width="7.327cm" svg:height="5.165cm" draw:z-index="5"><draw:image xlink:href="Pictures/10000001000004B60000035262111A85.png" xlink:type="simple" xlink:show="embed" xlink:actuate="onLoad" draw:mime-type="image/png"/></draw:frame><draw:frame draw:style-name="fr1" draw:name="Image1 Copy 2" text:anchor-type="char" svg:x="-0.355cm" svg:y="13.843cm" svg:width="7.327cm" svg:height="5.165cm" draw:z-index="6"><draw:image xlink:href="Pictures/10000001000004B60000035262111A85.png" xlink:type="simple" xlink:show="embed" xlink:actuate="onLoad" draw:mime-type="image/png"/></draw:frame><draw:frame draw:style-name="fr1" draw:name="Image1 Copy 2 Copy 2" text:anchor-type="char" svg:x="-0.392cm" svg:y="19.348cm" svg:width="7.327cm" svg:height="5.165cm" draw:z-index="7"><draw:image xlink:href="Pictures/10000001000004B60000035262111A85.png" xlink:type="simple" xlink:show="embed" xlink:actuate="onLoad" draw:mime-type="image/png"/></draw:frame><draw:frame draw:style-name="fr1" draw:name="Image2 Copy 2" text:anchor-type="char" svg:x="6.622cm" svg:y="13.988cm" svg:width="11.571cm" svg:height="5.02cm" draw:z-index="8"><draw:image xlink:href="Pictures/100000010000036500000179584FC69E.png" xlink:type="simple" xlink:show="embed" xlink:actuate="onLoad" draw:mime-type="image/png"/></draw:frame><draw:frame draw:style-name="fr1" draw:name="Image2 Copy 2 Copy 2" text:anchor-type="char" svg:x="6.622cm" svg:y="19.867cm" svg:width="11.571cm" svg:height="5.02cm" draw:z-index="9"><draw:image xlink:href="Pictures/100000010000036500000179584FC6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4:29:12.593424194</meta:creation-date>
    <dc:date>2025-01-10T14:45:12.071783536</dc:date>
    <meta:editing-duration>PT5M43S</meta:editing-duration>
    <meta:editing-cycles>1</meta:editing-cycles>
    <meta:document-statistic meta:table-count="0" meta:image-count="10" meta:object-count="0" meta:page-count="1" meta:paragraph-count="0" meta:word-count="0" meta:character-count="0" meta:non-whitespace-character-count="0"/>
    <meta:generator>LibreOffice/24.8.4.2$Linux_X86_64 LibreOffice_project/480$Build-2</meta:generator>
  </office:meta>
</office:document-meta>
</file>